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08000003F43EA06CBB14F74732.png" manifest:media-type="image/png"/>
  <manifest:file-entry manifest:full-path="Pictures/1000000000000421000003198061C09E59589771.jpg" manifest:media-type="image/jpeg"/>
  <manifest:file-entry manifest:full-path="Pictures/1000020100000708000003F4F3931656767A740B.png" manifest:media-type="image/png"/>
  <manifest:file-entry manifest:full-path="Pictures/10000201000005900000032196920B8FCB860C3F.png" manifest:media-type="image/png"/>
  <manifest:file-entry manifest:full-path="Pictures/1000020100000708000003F427E7F8FD470818EE.png" manifest:media-type="image/png"/>
  <manifest:file-entry manifest:full-path="Pictures/1000020100000708000003F4DB24219A9F9F262C.png" manifest:media-type="image/png"/>
  <manifest:file-entry manifest:full-path="Pictures/1000020100000590000003216AC4AD9C76699B7D.png" manifest:media-type="image/png"/>
  <manifest:file-entry manifest:full-path="Pictures/1000020100000708000003F4967F031BF75D8907.png" manifest:media-type="image/png"/>
  <manifest:file-entry manifest:full-path="Pictures/1000020100000708000003F462BC519BEC38B14F.png" manifest:media-type="image/png"/>
  <manifest:file-entry manifest:full-path="Pictures/1000020100000708000003F47CD59D1605AE8449.png" manifest:media-type="image/png"/>
  <manifest:file-entry manifest:full-path="Pictures/1000020100000708000003F461996A844A93300A.png" manifest:media-type="image/png"/>
  <manifest:file-entry manifest:full-path="Pictures/1000020100000708000003F4CDE91F394D2EC2DD.png" manifest:media-type="image/png"/>
  <manifest:file-entry manifest:full-path="Pictures/100000000000042300000063F16A6296E8FA6AF7.jpg" manifest:media-type="image/jpeg"/>
  <manifest:file-entry manifest:full-path="Pictures/1000020100000708000003F4483017B1FED122B5.png" manifest:media-type="image/png"/>
  <manifest:file-entry manifest:full-path="Pictures/1000020100000708000003F4ADDC00CA545172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1-title">
      <style:graphic-properties fo:min-height="3.507cm"/>
      <style:paragraph-properties style:writing-mode="lr-tb"/>
    </style:style>
    <style:style style:name="pr2" style:family="presentation" style:parent-style-name="Lights1-outline1">
      <style:graphic-properties fo:min-height="12.737cm"/>
      <style:paragraph-properties style:writing-mode="lr-tb"/>
    </style:style>
    <style:style style:name="pr3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906cm"/>
      <style:paragraph-properties style:writing-mode="lr-tb"/>
    </style:style>
    <style:style style:name="pr5" style:family="presentation" style:parent-style-name="Lights2-outline1">
      <style:graphic-properties fo:min-height="11.95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-title">
      <style:graphic-properties fo:min-height="3.507cm"/>
      <style:paragraph-properties style:writing-mode="lr-tb"/>
    </style:style>
    <style:style style:name="pr8" style:family="presentation" style:parent-style-name="Lights-subtitle">
      <style:graphic-properties draw:fill-color="#ffffff" fo:min-height="7.492cm"/>
      <style:paragraph-properties style:writing-mode="lr-tb"/>
    </style:style>
    <style:style style:name="pr9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.135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987cm" svg:x="1.4cm" svg:y="5.613cm" presentation:class="outline">
          <draw:text-box>
            <text:list text:style-name="L1">
              <text:list-item>
                <text:p>INTRO TO 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009cm" svg:y="2.611cm">
          <draw:image xlink:href="Pictures/1000020100000708000003F4F3931656767A74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0">
        <office:forms form:automatic-focus="false" form:apply-design-mode="false"/>
        <draw:frame presentation:style-name="pr7" draw:text-style-name="P1" draw:layer="layout" svg:width="25.199cm" svg:height="3.507cm" svg:x="1.4cm" svg:y="5.293cm" presentation:class="title" presentation:placeholder="true" presentation:user-transformed="true">
          <draw:text-box/>
        </draw:frame>
        <draw:frame presentation:style-name="pr8" draw:text-style-name="P4" draw:layer="layout" svg:width="25.199cm" svg:height="7.492cm" svg:x="1.4cm" svg:y="9.6cm" presentation:class="subtitle" presentation:placeholder="true" presentation:user-transformed="true">
          <draw:text-box/>
        </draw:frame>
        <draw:frame draw:style-name="gr2" draw:text-style-name="P3" draw:layer="layout" svg:width="27.999cm" svg:height="15.741cm" svg:x="0.009cm" svg:y="2.611cm">
          <draw:image xlink:href="Pictures/1000020100000708000003F4DB24219A9F9F26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8cm" svg:x="0.207cm" svg:y="2.881cm">
          <draw:image xlink:href="Pictures/10000201000005900000032196920B8FCB860C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8cm" svg:x="0.207cm" svg:y="2.881cm">
          <draw:image xlink:href="Pictures/1000020100000590000003216AC4AD9C76699B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207cm" svg:y="2.884cm">
          <draw:image xlink:href="Pictures/1000020100000708000003F462BC519BEC38B1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207cm" svg:y="2.884cm">
          <draw:image xlink:href="Pictures/1000020100000708000003F47CD59D1605AE84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207cm" svg:y="2.884cm">
          <draw:image xlink:href="Pictures/1000020100000708000003F461996A844A9330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207cm" svg:y="2.884cm">
          <draw:image xlink:href="Pictures/1000020100000708000003F4483017B1FED122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207cm" svg:y="2.884cm">
          <draw:image xlink:href="Pictures/1000020100000708000003F427E7F8FD470818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207cm" svg:y="2.884cm">
          <draw:image xlink:href="Pictures/1000020100000708000003F4967F031BF75D89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207cm" svg:y="2.884cm">
          <draw:image xlink:href="Pictures/1000020100000708000003F4ADDC00CA545172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207cm" svg:y="2.884cm">
          <draw:image xlink:href="Pictures/1000020100000708000003F43EA06CBB14F747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draw:frame draw:style-name="gr2" draw:text-style-name="P3" draw:layer="layout" svg:width="27.999cm" svg:height="15.741cm" svg:x="0.207cm" svg:y="2.884cm">
          <draw:image xlink:href="Pictures/1000020100000708000003F4CDE91F394D2EC2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.135cm" presentation:class="title" presentation:placeholder="true">
          <draw:text-box/>
        </draw:frame>
        <draw:frame presentation:style-name="pr2" draw:text-style-name="P1" draw:layer="layout" svg:width="25.199cm" svg:height="12.987cm" svg:x="1.4cm" svg:y="5.613cm" presentation:class="outline">
          <draw:text-box>
            <text:list text:style-name="L1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1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placeholder="true">
          <draw:text-box/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06:26:35.354720382</meta:creation-date>
    <meta:editing-duration>PT13H36M</meta:editing-duration>
    <meta:editing-cycles>4</meta:editing-cycles>
    <meta:generator>LibreOffice/6.4.7.2$Linux_X86_64 LibreOffice_project/40$Build-2</meta:generator>
    <dc:title>Lights</dc:title>
    <dc:date>2022-12-28T00:30:47.007753564</dc:date>
    <meta:document-statistic meta:object-count="121"/>
  </office:meta>
</office:document-meta>
</file>